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jpeg" manifest:full-path="Pictures/1000000000000421000003192EE407AF.jpg"/>
  <manifest:file-entry manifest:media-type="image/jpeg" manifest:full-path="Pictures/100000000000042100000319C237EE83.jp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1" style:family="paragraph"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4.799cm" svg:height="4.963cm" svg:x="0.8cm" svg:y="4.8cm" presentation:class="title">
          <draw:text-box>
            <text:p>501 Fascinating Facts</text:p>
          </draw:text-box>
        </draw:frame>
        <draw:frame presentation:style-name="pr2" draw:text-style-name="P1" draw:layer="layout" svg:width="14.399cm" svg:height="2.693cm" svg:x="11.201cm" svg:y="10.707cm" presentation:class="subtitle" presentation:user-transformed="true">
          <draw:text-box>
            <text:p>Pustak Maha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Fact 1</text:p>
          </draw:text-box>
        </draw:frame>
        <draw:frame presentation:style-name="pr5" draw:text-style-name="P1" draw:layer="layout" svg:width="25.199cm" svg:height="13.486cm" svg:x="1.4cm" svg:y="4.914cm" presentation:class="outline">
          <draw:text-box>
            <text:list text:style-name="L2">
              <text:list-item>
                <text:p>You share your birthday with over 100 million peo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e_20_1" draw:display-name="Bitmape 1" xlink:href="Pictures/100000000000042100000319C237EE83.jpg" xlink:type="simple" xlink:show="embed" xlink:actuate="onLoad"/>
    <draw:fill-image draw:name="background" xlink:href="Pictures/1000000000000421000003192EE407AF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ature_5f_Illustration-background" style:display-name="Nature_Illustration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style:paragraph-properties fo:text-align="end" style:writing-mode="lr-tb"/>
      <style:text-properties fo:font-size="14pt"/>
    </style:style>
    <style:style style:name="MP3" style:family="paragraph"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1" draw:layer="backgroundobjects" svg:width="6.523cm" svg:height="0.648cm" svg:x="0cm" svg:y="20cm" presentation:class="date-time">
        <draw:text-box>
          <text:p text:style-name="MP3"><text:span text:style-name="MT1"><presentation:date-time/></text:span></text:p>
        </draw:text-box>
      </draw:frame>
      <draw:frame presentation:style-name="Mpr1" draw:text-style-name="MP3" draw:layer="backgroundobjects" svg:width="8.875cm" svg:height="0.479cm" svg:x="9.576cm" svg:y="20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.8cm" svg:height="0.8cm" svg:x="25.8cm" svg:y="20.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1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20.2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1.077cm" svg:y="20.1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6-01T19:15:39.718844251</meta:creation-date>
    <meta:editing-duration>PT5M48S</meta:editing-duration>
    <meta:editing-cycles>4</meta:editing-cycles>
    <meta:generator>OpenOffice/4.1.1$Unix OpenOffice.org_project/411m6$Build-9775</meta:generator>
    <dc:title>Nature Illustration</dc:title>
    <dc:date>2020-06-25T09:57:51</dc:date>
    <dc:creator>Parth Kapadia</dc:creator>
    <meta:document-statistic meta:object-count="40"/>
  </office:meta>
</office:document-meta>
</file>